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Standard">
      <style:text-properties fo:color="#000000" style:text-line-through-style="none" style:text-line-through-type="none" style:text-underline-style="none" officeooo:rsid="001f0bf5" officeooo:paragraph-rsid="001f0bf5" style:text-blinking="false" fo:background-color="transparent" loext:padding="0cm" loext:border="none"/>
    </style:style>
    <style:style style:name="P4" style:family="paragraph" style:parent-style-name="Text_20_body">
      <style:text-properties officeooo:rsid="001cae51" officeooo:paragraph-rsid="001cae51"/>
    </style:style>
    <style:style style:name="P5" style:family="paragraph" style:parent-style-name="Text_20_body">
      <style:text-properties officeooo:rsid="001e1bbf" officeooo:paragraph-rsid="001e1bbf"/>
    </style:style>
    <style:style style:name="P6" style:family="paragraph" style:parent-style-name="Text_20_body">
      <style:text-properties officeooo:rsid="0020ceb2" officeooo:paragraph-rsid="0020ceb2"/>
    </style:style>
    <style:style style:name="P7" style:family="paragraph" style:parent-style-name="Text_20_body">
      <style:text-properties officeooo:rsid="0023e8e2" officeooo:paragraph-rsid="0023e8e2"/>
    </style:style>
    <style:style style:name="P8" style:family="paragraph" style:parent-style-name="Text_20_body">
      <style:text-properties officeooo:rsid="0023e8e2" officeooo:paragraph-rsid="00264f99"/>
    </style:style>
    <style:style style:name="P9" style:family="paragraph" style:parent-style-name="Text_20_body">
      <style:text-properties officeooo:rsid="00253df2" officeooo:paragraph-rsid="00253df2"/>
    </style:style>
    <style:style style:name="P10" style:family="paragraph" style:parent-style-name="Text_20_body">
      <style:text-properties officeooo:rsid="00253df2" officeooo:paragraph-rsid="00264f99"/>
    </style:style>
    <style:style style:name="P11" style:family="paragraph" style:parent-style-name="Text_20_body">
      <style:text-properties style:text-underline-style="solid" style:text-underline-width="auto" style:text-underline-color="font-color" officeooo:rsid="001e1bbf" officeooo:paragraph-rsid="001e1bbf"/>
    </style:style>
    <style:style style:name="P12" style:family="paragraph" style:parent-style-name="Text_20_body">
      <style:text-properties officeooo:rsid="00264f99" officeooo:paragraph-rsid="00264f99"/>
    </style:style>
    <style:style style:name="P13" style:family="paragraph" style:parent-style-name="Preformatted_20_Text">
      <style:text-properties officeooo:rsid="0023e8e2" officeooo:paragraph-rsid="0023e8e2"/>
    </style:style>
    <style:style style:name="P14" style:family="paragraph" style:parent-style-name="Preformatted_20_Text">
      <style:text-properties officeooo:rsid="0023e8e2" officeooo:paragraph-rsid="00253df2"/>
    </style:style>
    <style:style style:name="P15" style:family="paragraph" style:parent-style-name="Preformatted_20_Text">
      <style:text-properties officeooo:rsid="0023e8e2" officeooo:paragraph-rsid="0025c034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23e8e2"/>
    </style:style>
    <style:style style:name="P17" style:family="paragraph" style:parent-style-name="Heading_20_1">
      <style:text-properties officeooo:rsid="001c0575" officeooo:paragraph-rsid="001c0575"/>
    </style:style>
    <style:style style:name="P18" style:family="paragraph" style:parent-style-name="Heading_20_2">
      <style:text-properties officeooo:rsid="001c0575" officeooo:paragraph-rsid="001c0575"/>
    </style:style>
    <style:style style:name="P19" style:family="paragraph" style:parent-style-name="Heading_20_2">
      <style:text-properties officeooo:rsid="001cae51" officeooo:paragraph-rsid="001cae51"/>
    </style:style>
    <style:style style:name="P20" style:family="paragraph" style:parent-style-name="Heading_20_2">
      <style:text-properties officeooo:rsid="0023e8e2" officeooo:paragraph-rsid="0023e8e2"/>
    </style:style>
    <style:style style:name="P21" style:family="paragraph" style:parent-style-name="Heading_20_2">
      <style:text-properties officeooo:rsid="00253df2" officeooo:paragraph-rsid="00253df2"/>
    </style:style>
    <style:style style:name="P22" style:family="paragraph" style:parent-style-name="Heading_20_2">
      <style:text-properties officeooo:rsid="00253df2" officeooo:paragraph-rsid="00264f99"/>
    </style:style>
    <style:style style:name="P23" style:family="paragraph" style:parent-style-name="Heading_20_3">
      <style:text-properties officeooo:rsid="0020ceb2" officeooo:paragraph-rsid="0020ceb2"/>
    </style:style>
    <style:style style:name="T1" style:family="text">
      <style:text-properties officeooo:rsid="001f0bf5"/>
    </style:style>
    <style:style style:name="T2" style:family="text">
      <style:text-properties officeooo:rsid="00253df2"/>
    </style:style>
    <style:style style:name="T3" style:family="text">
      <style:text-properties officeooo:rsid="0025c034"/>
    </style:style>
    <style:style style:name="T4" style:family="text">
      <style:text-properties officeooo:rsid="00264f99"/>
    </style:style>
    <style:style style:name="T5" style:family="text">
      <style:text-properties officeooo:rsid="002a47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strucciones instalación y ejecución de la aplicación:</text:h>
      <text:h text:style-name="P18" text:outline-level="2">Compilación del proyecto y creación del jar:</text:h>
      <text:p text:style-name="P4">En la raiz del proyecto dentro de spring, run as maven build. </text:p>
      <text:p text:style-name="P4">En goals poner package. </text:p>
      <text:p text:style-name="P4">Aply and run.</text:p>
      <text:p text:style-name="P4">En la consola se indica donde se ha generado el .jar que suele ser en la carpeta donde esta el proyecto en: /ourProject/target/ourProject-0.0.1-SNAPSHOT.jar</text:p>
      <text:p text:style-name="P4">Una vez realizado esto ya tendremos el jar.</text:p>
      <text:p text:style-name="P4"/>
      <text:h text:style-name="P19" text:outline-level="2">Al iniciar la maquina virtual:</text:h>
      <text:h text:style-name="P23" text:outline-level="3">Instalación MV Java</text:h>
      <text:p text:style-name="P4">Instalaremos java <text:span text:style-name="T1">ejecutando en la terminal</text:span>:</text:p>
      <text:p text:style-name="P5">sudo apt install default-jre</text:p>
      <text:p text:style-name="P5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3">sudo fuser -vki  /var/lib/dpkg/lock</text:p>
      <text:p text:style-name="P3"/>
      <text:p text:style-name="P3">Y posterio<text:span text:style-name="T4">r</text:span>mente volver a intentar la instalación</text:p>
      <text:p text:style-name="P11"/>
      <text:h text:style-name="P23" text:outline-level="3">Instalación MySQL</text:h>
      <text:p text:style-name="P6">Actualizaremos los repositorios con :<text:line-break/></text:p>
      <text:p text:style-name="P6">sudo apt update</text:p>
      <text:p text:style-name="P6">instalaremos MySQL con:</text:p>
      <text:p text:style-name="P6">sudo apt install mysql-server</text:p>
      <text:p text:style-name="P6"/>
      <text:h text:style-name="P20" text:outline-level="2">Configuracion de MySQL y acceso de usuario por contraseña</text:h>
      <text:p text:style-name="P16"/>
      <text:p text:style-name="P7"><text:soft-page-break/>Abrimos la terminal de MySQL:</text:p>
      <text:p text:style-name="P13"><text:span text:style-name="Source_20_Text">sudo mysql</text:span></text:p>
      <text:p text:style-name="P13"><text:span text:style-name="Source_20_Text"/></text:p>
      <text:p text:style-name="P14"><text:span text:style-name="Source_20_Text"><text:span text:style-name="T2">Si nos da un error es probable que se deba a que el servicio no esta iniciado, lo arrancamos:</text:span></text:span></text:p>
      <text:p text:style-name="P14"><text:span text:style-name="Source_20_Text"/></text:p>
      <text:p text:style-name="P14"><text:span text:style-name="Source_20_Text"><text:span text:style-name="T2">service mysql start</text:span></text:span></text:p>
      <text:p text:style-name="P13"><text:span text:style-name="Source_20_Text"/></text:p>
      <text:p text:style-name="P13"><text:span text:style-name="Source_20_Text">En la consola de MySQL:</text:span></text:p>
      <text:p text:style-name="P13"><text:span text:style-name="Source_20_Text"/></text:p>
      <text:p text:style-name="P13"><text:span text:style-name="Source_20_Text">Indicamos que el método de autenticacion de nuestro usuario root será por contraseña y le indicamos la contraseña “password”</text:span></text:p>
      <text:p text:style-name="P13"><text:span text:style-name="Source_20_Text"/></text:p>
      <text:p text:style-name="P13"><text:span text:style-name="Source_20_Text">ALTER USER 'root'@'localhost' IDENTIFIED WITH mysql_native_password BY 'password';</text:span></text:p>
      <text:p text:style-name="P13"><text:span text:style-name="Source_20_Text"/></text:p>
      <text:p text:style-name="P13"><text:span text:style-name="Source_20_Text">Ahora actualizamos los privilegios</text:span></text:p>
      <text:p text:style-name="P13"><text:span text:style-name="Source_20_Text"/></text:p>
      <text:p text:style-name="P13"><text:span text:style-name="Source_20_Text">FLUSH PRIVILEGES;</text:span></text:p>
      <text:p text:style-name="P13"><text:span text:style-name="Source_20_Text"/></text:p>
      <text:p text:style-name="P15"><text:span text:style-name="Source_20_Text"><text:span text:style-name="T3">Ahora creamos la base de datos:</text:span></text:span></text:p>
      <text:p text:style-name="P15"><text:span text:style-name="Source_20_Text"><text:span text:style-name="T3">CREATE DATABASE our_project;</text:span></text:span></text:p>
      <text:p text:style-name="P13"><text:span text:style-name="Source_20_Text"/></text:p>
      <text:p text:style-name="P14"><text:span text:style-name="Source_20_Text"><text:span text:style-name="T2">ya podemos salir de la consola </text:span></text:span></text:p>
      <text:p text:style-name="P14"><text:span text:style-name="Source_20_Text"/></text:p>
      <text:p text:style-name="P14"><text:span text:style-name="Source_20_Text"><text:span text:style-name="T2">EXIT;</text:span></text:span></text:p>
      <text:p text:style-name="P14"><text:span text:style-name="Source_20_Text"/></text:p>
      <text:p text:style-name="P13"><text:span text:style-name="Source_20_Text"/></text:p>
      <text:h text:style-name="P21" text:outline-level="2">Ejecución del <text:span text:style-name="T4">OurProject</text:span>:</text:h>
      <text:p text:style-name="P9">Nos dirigimos con la terminal a la carpeta donde tenemos el jar</text:p>
      <text:p text:style-name="P9">Le damos permisos de ejecución</text:p>
      <text:p text:style-name="P9"><text:s/>chmod 777 ourProject-0.0.1-SNAPSHOT.jar </text:p>
      <text:p text:style-name="P9">y lo ejecutamos</text:p>
      <text:p text:style-name="P7">java -jar ourProject-0.0.1-SNAPSHOT.jar </text:p>
      <text:p text:style-name="P7"/>
      <text:h text:style-name="P22" text:outline-level="2">Ejecución del <text:span text:style-name="T4">Servicio Interno</text:span>:</text:h>
      <text:p text:style-name="P12">Abrimos una nueva terminal en la carpeta que tenemos el jar</text:p>
      <text:p text:style-name="P10">Le damos permisos de ejecución </text:p>
      <text:p text:style-name="P10">chmod 777 API_REST-0.0.1-SNAPSHOT.jar</text:p>
      <text:p text:style-name="P10">y lo ejecutamos</text:p>
      <text:p text:style-name="P8">java -jar API_REST-0.0.1-SNAPSHOT.jar</text:p>
      <text:h text:style-name="Heading_20_2" text:outline-level="2"><text:soft-page-break/></text:h>
      <text:h text:style-name="P21" text:outline-level="2">Acceder a la página:</text:h>
      <text:p text:style-name="P9">Abrimos el Ch<text:span text:style-name="T5">r</text:span>ome o Firefox y ponemos:</text:p>
      <text:p text:style-name="P9">https://127.0.0.1:8443/our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29T12:37:38.529754774</dc:date>
    <meta:editing-duration>PT6H3M5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51" meta:word-count="314" meta:character-count="2114" meta:non-whitespace-character-count="1842"/>
  </office:meta>
</office:document-meta>
</file>